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Kende" svg:font-family="Kend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/>
    </style:style>
    <style:style style:name="P2" style:family="paragraph" style:parent-style-name="normal">
      <style:text-properties officeooo:rsid="0014e92e" officeooo:paragraph-rsid="0014e92e"/>
    </style:style>
    <style:style style:name="P3" style:family="paragraph" style:parent-style-name="normal" style:master-page-name="Standard">
      <style:paragraph-properties style:page-number="1"/>
      <style:text-properties officeooo:paragraph-rsid="0014e92e"/>
    </style:style>
    <style:style style:name="T1" style:family="text">
      <style:text-properties officeooo:rsid="001421ae"/>
    </style:style>
    <style:style style:name="T2" style:family="text">
      <style:text-properties officeooo:rsid="0014e92e"/>
    </style:style>
  </office:automatic-styles>
  <office:body>
    <office:text>
      <text:tracked-changes>
        <text:changed-region xml:id="ct94217797945632" text:id="ct94217797945632">
          <text:insertion>
            <office:change-info>
              <dc:creator>László Németh</dc:creator>
              <dc:date>2021-11-19T13:08:50</dc:date>
            </office:change-info>
          </text:insertion>
        </text:changed-region>
        <text:changed-region xml:id="ct94217796778320" text:id="ct94217796778320">
          <text:insertion>
            <office:change-info>
              <dc:creator>László Németh</dc:creator>
              <dc:date>2021-11-19T13:08:50</dc:date>
            </office:change-info>
          </text:insertion>
        </text:changed-region>
        <text:changed-region xml:id="ct94217796901744" text:id="ct94217796901744">
          <text:deletion>
            <office:change-info>
              <dc:creator>László Németh</dc:creator>
              <dc:date>2021-11-19T13:08:50</dc:date>
            </office:change-info>
            <text:p text:style-name="P3"><text:span text:style-name="T2"><text:s/>dolor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Lorem</text:span><text:change-start text:change-id="ct94217797945632"/><text:span text:style-name="T2"> </text:span><text:change-end text:change-id="ct94217797945632"/><text:change-start text:change-id="ct94217796778320"/><text:span text:style-name="T2">dolor</text:span><text:change-end text:change-id="ct94217796778320"/><text:span text:style-name="T2"> ipsum</text:span><text:change text:change-id="ct94217796901744"/><text:span text:style-name="T2"> sit ame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Kende" svg:font-family="Kend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fi" fo:country="FI" style:letter-kerning="false" style:font-name-asian="Calibri2" style:font-size-asian="11pt" style:language-asian="zh" style:country-asian="CN" style:font-name-complex="Calib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fi" fo:country="FI" style:letter-kerning="false" style:font-name-asian="Calibri2" style:font-size-asian="11pt" style:language-asian="zh" style:country-asian="CN" style:font-name-complex="Calibri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ende" style:font-family-complex="Kend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ende" style:font-family-complex="Kend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ende" style:font-family-complex="Kend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Kende" style:font-family-complex="Kende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1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" style:font-family-complex="Georgia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Dev/7.3.0.0.alpha1$Linux_X86_64 LibreOffice_project/25c1eb2a78db7bb8d0cd4c54a72c12c097408006</meta:generator>
    <dc:date>2021-11-19T13:08:58.674535161</dc:date>
    <dc:creator>László Németh</dc:creator>
    <meta:editing-duration>PT4M11S</meta:editing-duration>
    <meta:editing-cycles>4</meta:editing-cycles>
    <meta:document-statistic meta:table-count="0" meta:image-count="0" meta:object-count="0" meta:page-count="1" meta:paragraph-count="1" meta:word-count="5" meta:character-count="27" meta:non-whitespace-character-count="23"/>
  </office:meta>
</office:document-meta>
</file>